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fo:wrap-option="wra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3" table:default-cell-style-name="ce18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table:style-name="ce17" office:value-type="string" calcext:value-type="string">
            <text:p>Experiment</text:p>
          </table:table-cell>
          <table:table-cell table:style-name="ce17" office:value-type="string" calcext:value-type="string">
            <text:p>Parameters</text:p>
          </table:table-cell>
          <table:table-cell table:style-name="ce17" office:value-type="string" calcext:value-type="string">
            <text:p>Modification</text:p>
          </table:table-cell>
          <table:table-cell table:style-name="ce17" office:value-type="string" calcext:value-type="string">
            <text:p>Database</text:p>
          </table:table-cell>
          <table:table-cell table:style-name="ce17" office:value-type="string" calcext:value-type="string">
            <text:p>Evaluation Method</text:p>
          </table:table-cell>
          <table:table-cell table:style-name="ce17" office:value-type="string" calcext:value-type="string">
            <text:p>result_acc</text:p>
          </table:table-cell>
          <table:table-cell table:style-name="ce17" office:value-type="string" calcext:value-type="string">
            <text:p>result_auc</text:p>
          </table:table-cell>
          <table:table-cell table:style-name="ce17" office:value-type="string" calcext:value-type="string">
            <text:p>result_cem</text:p>
          </table:table-cell>
          <table:table-cell table:number-columns-repeated="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10-fold cross-validation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18" office:value-type="float" office:value="0.521" calcext:value-type="float">
            <text:p>0.521</text:p>
          </table:table-cell>
          <table:table-cell table:style-name="ce21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21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utolabelled features + context label</text:p>
          </table:table-cell>
          <table:table-cell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4" calcext:value-type="float">
            <text:p>0.214</text:p>
          </table:table-cell>
          <table:table-cell table:style-name="ce18" office:value-type="float" office:value="0.527" calcext:value-type="float">
            <text:p>0.527</text:p>
          </table:table-cell>
          <table:table-cell table:style-name="ce21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73" calcext:value-type="float">
            <text:p>0.273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21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18" office:value-type="float" office:value="0.63" calcext:value-type="float">
            <text:p>0.63</text:p>
          </table:table-cell>
          <table:table-cell table:style-name="ce21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8" calcext:value-type="float">
            <text:p>0.218</text:p>
          </table:table-cell>
          <table:table-cell table:style-name="ce18" office:value-type="float" office:value="0.519" calcext:value-type="float">
            <text:p>0.519</text:p>
          </table:table-cell>
          <table:table-cell table:style-name="ce21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18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80/20</text:p>
          </table:table-cell>
          <table:table-cell table:style-name="ce18" office:value-type="float" office:value="0.265" calcext:value-type="float">
            <text:p>0.265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21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8"/>
          <table:table-cell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[1, 0, 0, 0, 0, 1, 0, 0, 0, 0, 1]</text:p>
            <text:p/>
          </table:table-cell>
          <table:table-cell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[1, 0, 0, 0, 1, 1, 0, 0, 0, 0, 1]</text:p>
          </table:table-cell>
          <table:table-cell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[1, 0, 0, 0, 1, 1, 0, 0, 0, 1, 1]</text:p>
          </table:table-cell>
          <table:table-cell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[1, 0, 0, 1, 0, 1, 0, 0, 0, 0, 1]</text:p>
          </table:table-cell>
          <table:table-cell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EPITOME mechanisms seem to not affect the results very much 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[1, 0, 0, 1, 0, 1, 0, 0, 0, 1, 1]</text:p>
          </table:table-cell>
          <table:table-cell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[1, 0, 0, 1, 1, 1, 0, 0, 0, 0, 1]</text:p>
          </table:table-cell>
          <table:table-cell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[1, 0, 0, 1, 1, 1, 0, 0, 0, 1, 1]</text:p>
            <text:p/>
          </table:table-cell>
          <table:table-cell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8" office:value-type="string" calcext:value-type="string">
            <text:p>[1, 0, 1, 0, 0, 1, 0, 0, 0, 0, 1]</text:p>
          </table:table-cell>
          <table:table-cell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[1, 0, 1, 0, 0, 1, 0, 0, 0, 1, 1]</text:p>
          </table:table-cell>
          <table:table-cell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[1, 0, 1, 0, 1, 1, 0, 0, 0, 0, 1]</text:p>
          </table:table-cell>
          <table:table-cell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[1, 0, 1, 0, 1, 1, 0, 0, 0, 1, 1]</text:p>
          </table:table-cell>
          <table:table-cell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8" office:value-type="string" calcext:value-type="string">
            <text:p>[1, 0, 1, 1, 0, 1, 0, 0, 0, 0, 1]</text:p>
          </table:table-cell>
          <table:table-cell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8" office:value-type="string" calcext:value-type="string">
            <text:p>[1, 0, 1, 1, 0, 1, 0, 0, 0, 1, 1]</text:p>
          </table:table-cell>
          <table:table-cell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[1, 0, 1, 1, 1, 1, 0, 0, 0, 0, 1]</text:p>
          </table:table-cell>
          <table:table-cell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[1, 0, 1, 1, 1, 1, 0, 0, 0, 1, 1]</text:p>
          </table:table-cell>
          <table:table-cell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[1, 1, 0, 0, 0, 1, 0, 0, 0, 0, 1]</text:p>
          </table:table-cell>
          <table:table-cell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8" office:value-type="string" calcext:value-type="string">
            <text:p>[1, 1, 0, 0, 0, 1, 0, 0, 0, 1, 1]</text:p>
          </table:table-cell>
          <table:table-cell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8" office:value-type="string" calcext:value-type="string">
            <text:p>[1, 1, 0, 0, 1, 1, 0, 0, 0, 0, 1]</text:p>
          </table:table-cell>
          <table:table-cell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8" office:value-type="string" calcext:value-type="string">
            <text:p>[1, 1, 0, 0, 1, 1, 0, 0, 0, 1, 1]</text:p>
          </table:table-cell>
          <table:table-cell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[1, 1, 0, 1, 0, 1, 0, 0, 0, 0, 1]</text:p>
          </table:table-cell>
          <table:table-cell office:value-type="string" calcext:value-type="string">
            <text:p>length + EPITOME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[1, 1, 0, 1, 0, 1, 0, 0, 0, 1, 1]</text:p>
          </table:table-cell>
          <table:table-cell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[1, 1, 0, 1, 1, 1, 0, 0, 0, 0, 1]</text:p>
          </table:table-cell>
          <table:table-cell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[1, 1, 0, 1, 1, 1, 0, 0, 0, 1, 1]</text:p>
          </table:table-cell>
          <table:table-cell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[1, 1, 1, 0, 0, 1, 0, 0, 0, 0, 1]</text:p>
          </table:table-cell>
          <table:table-cell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[1, 1, 1, 0, 1, 1, 0, 0, 0, 0, 1]</text:p>
          </table:table-cell>
          <table:table-cell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8" office:value-type="string" calcext:value-type="string">
            <text:p>[1, 1, 1, 0, 1, 1, 0, 0, 0, 1, 1]</text:p>
          </table:table-cell>
          <table:table-cell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[1, 1, 1, 1, 0, 1, 0, 0, 0, 0, 1]</text:p>
          </table:table-cell>
          <table:table-cell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8" office:value-type="string" calcext:value-type="string">
            <text:p>[1, 1, 1, 1, 1, 1, 0, 0, 0, 0, 1]</text:p>
          </table:table-cell>
          <table:table-cell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[1, 1, 1, 1, 1, 1, 0, 0, 0, 1, 1]</text:p>
            <text:p/>
          </table:table-cell>
          <table:table-cell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est results show that treating mimicry as a number (as was default) seems to reduce accuracy</text:p>
          </table:table-cell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Intent + sentiment + length+ EPITOME + mimicry (&gt;0.7) + exchange_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43" calcext:value-type="float">
            <text:p>0.5943</text:p>
          </table:table-cell>
          <table:table-cell table:number-columns-repeated="3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24" calcext:value-type="float">
            <text:p>0.5924</text:p>
          </table:table-cell>
          <table:table-cell table:number-columns-repeated="3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5" table:style-name="ce21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8" office:value-type="string" calcext:value-type="string">
            <text:p>[1, 1, 1, 1, 1, 1, 0, 0, 1, 1, 1, 1, 1]</text:p>
          </table:table-cell>
          <table:table-cell office:value-type="string" calcext:value-type="string">
            <text:p>Intent + sentiment + length+ 8 emotion labels 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5" calcext:value-type="float">
            <text:p>0.5845</text:p>
          </table:table-cell>
          <table:table-cell table:number-columns-repeated="3"/>
        </table:table-row>
        <table:table-row table:style-name="ro5">
          <table:table-cell office:value-type="float" office:value="73" calcext:value-type="float">
            <text:p>73</text:p>
          </table:table-cell>
          <table:table-cell table:style-name="ce18" office:value-type="string" calcext:value-type="string">
            <text:p>[1, 1, 1, 1, 1, 1, 0, 0, 0, 1, 1, 1, 1]</text:p>
            <text:p/>
          </table:table-cell>
          <table:table-cell office:value-type="string" calcext:value-type="string">
            <text:p>Intent + Sentiment + epitome + VAD + Length + mimicry + exchange number + added a spellchecker for the VAD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Repeat of 70, no retraining, only using already trained model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table:number-columns-repeated="3"/>
        </table:table-row>
        <table:table-row table:style-name="ro6">
          <table:table-cell office:value-type="float" office:value="75" calcext:value-type="float">
            <text:p>75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" calcext:value-type="float">
            <text:p>0.4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45" calcext:value-type="float">
            <text:p>0.5945</text:p>
          </table:table-cell>
          <table:table-cell table:number-columns-repeated="3"/>
        </table:table-row>
        <table:table-row table:style-name="ro7">
          <table:table-cell office:value-type="float" office:value="76" calcext:value-type="float">
            <text:p>76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for VAD. Got the spellchecker wrong, all sentences have “comma” in them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6"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at the start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9"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" calcext:value-type="float">
            <text:p>0.4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n-alphanumeric symbols like ? ! . and , are accepte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1" table:number-rows-repeated="104849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8:09:19.589349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4-11T18:09:40.187975017</dc:date>
    <meta:editing-duration>P2DT3H59M</meta:editing-duration>
    <meta:editing-cycles>48</meta:editing-cycles>
    <meta:document-statistic meta:table-count="1" meta:cell-count="660" meta:object-count="0"/>
  </office:meta>
</office:document-meta>
</file>